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5-09-1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5-06-1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5-04-15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5-03-2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4-10-17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4-07-16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4-04-0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4-03-20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3-10-06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3-08-3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3-04-0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3-03-15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2-11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2-10-11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2-09-0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2-05-04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2-04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2-02-08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1-10-06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1-07-07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1-04-19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1-02-23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812" calcext:value-type="float">
            <text:p>0.1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68224" calcext:value-type="float">
            <text:p>-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748914285714" calcext:value-type="float">
            <text:p>2.11748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46742857143" calcext:value-type="float">
            <text:p>1.78046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58742857143" calcext:value-type="float">
            <text:p>2.7405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709" calcext:value-type="float">
            <text:p>3.38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229142857143" calcext:value-type="float">
            <text:p>7.9922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953485714286" calcext:value-type="float">
            <text:p>7.5995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33257142857" calcext:value-type="float">
            <text:p>8.0493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2428" calcext:value-type="float">
            <text:p>7.74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604571428571" calcext:value-type="float">
            <text:p>7.0060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4044" calcext:value-type="float">
            <text:p>2.38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5382" calcext:value-type="float">
            <text:p>6.485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5744" calcext:value-type="float">
            <text:p>8.3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201028571429" calcext:value-type="float">
            <text:p>8.68201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6368" calcext:value-type="float">
            <text:p>8.78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237142857143" calcext:value-type="float">
            <text:p>8.6323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8816" calcext:value-type="float">
            <text:p>8.27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64" calcext:value-type="float">
            <text:p>7.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9744" calcext:value-type="float">
            <text:p>7.3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9832" calcext:value-type="float">
            <text:p>0.1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4336" calcext:value-type="float">
            <text:p>2.4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668" calcext:value-type="float">
            <text:p>0.89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317942857143" calcext:value-type="float">
            <text:p>2.14317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939542857143" calcext:value-type="float">
            <text:p>3.10939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246285714286" calcext:value-type="float">
            <text:p>2.8324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4164" calcext:value-type="float">
            <text:p>2.0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465714285714" calcext:value-type="float">
            <text:p>4.60465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551771428571" calcext:value-type="float">
            <text:p>4.30551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842" calcext:value-type="float">
            <text:p>1.402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081142857143" calcext:value-type="float">
            <text:p>0.37708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777485714286" calcext:value-type="float">
            <text:p>1.13777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3568" calcext:value-type="float">
            <text:p>2.89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504" calcext:value-type="float">
            <text:p>3.3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93485714286" calcext:value-type="float">
            <text:p>6.22793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336914285714" calcext:value-type="float">
            <text:p>7.2533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7284" calcext:value-type="float">
            <text:p>7.98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02336" calcext:value-type="float">
            <text:p>7.66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533828571429" calcext:value-type="float">
            <text:p>7.11533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4412" calcext:value-type="float">
            <text:p>6.34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735542857143" calcext:value-type="float">
            <text:p>5.83735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1616" calcext:value-type="float">
            <text:p>4.8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206" calcext:value-type="float">
            <text:p>3.172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950285714286" calcext:value-type="float">
            <text:p>2.0095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608" calcext:value-type="float">
            <text:p>4.1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9096" calcext:value-type="float">
            <text:p>7.49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58285714286" calcext:value-type="float">
            <text:p>7.2215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337371428572" calcext:value-type="float">
            <text:p>6.96337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4656" calcext:value-type="float">
            <text:p>6.2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12768" calcext:value-type="float">
            <text:p>5.49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322" calcext:value-type="float">
            <text:p>2.90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4496" calcext:value-type="float">
            <text:p>1.1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4645091434901</text:p>
          </table:table-cell>
          <table:table-cell office:value-type="string" calcext:value-type="string">
            <text:p>195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1" calcext:value-type="float">
            <text:p>2.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6" meta:object-count="0"/>
    <meta:user-defined meta:name="AppVersion">3.0</meta:user-defined>
  </office:meta>
</office:document-meta>
</file>